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000000010043264917.png"/>
  <manifest:file-entry manifest:media-type="image/jpeg" manifest:full-path="Pictures/100000000000012C0000010061517608.jpg"/>
  <manifest:file-entry manifest:media-type="image/png" manifest:full-path="Pictures/1000020100000709000006287CCF782D.png"/>
  <manifest:file-entry manifest:media-type="image/png" manifest:full-path="Pictures/100002010000040000000400F4AA992D.png"/>
  <manifest:file-entry manifest:media-type="image/png" manifest:full-path="Pictures/100002010000020000000200E6FDCA9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622cm"/>
    </style:style>
    <style:style style:name="gr3" style:family="graphic" style:parent-style-name="standard">
      <style:graphic-properties svg:stroke-color="#99ccff"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678cm"/>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49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1.661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marker-start="Arrow_20_concave" draw:marker-start-width="0.508cm" draw:marker-end="Arrow_20_concave" draw:marker-end-width="0.508cm" draw:fill="solid" draw:fill-color="#999999" draw:textarea-vertical-align="middle"/>
    </style:style>
    <style:style style:name="P1" style:family="paragraph">
      <style:paragraph-properties fo:text-align="center"/>
    </style:style>
    <style:style style:name="P2" style:family="paragraph">
      <style:text-properties fo:font-size="14p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35cm" svg:height="1.31cm" svg:x="16.95cm" svg:y="8.11cm">
          <draw:image xlink:href="Pictures/100000000000012C0000010061517608.jpg" xlink:type="simple" xlink:show="embed" xlink:actuate="onLoad">
            <text:p/>
          </draw:image>
        </draw:frame>
        <draw:frame draw:style-name="gr2" draw:text-style-name="P2" draw:layer="layout" svg:width="3.122cm" svg:height="0.806cm" svg:x="16.076cm" svg:y="9.796cm">
          <draw:text-box>
            <text:p text:style-name="P2">WiFi Router</text:p>
          </draw:text-box>
        </draw:frame>
        <draw:custom-shape draw:style-name="gr3" draw:text-style-name="P1" draw:layer="layout" svg:width="4.05cm" svg:height="2.7cm" svg:x="21.96cm" svg:y="10.78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78cm" svg:height="0.806cm" svg:x="10.542cm" svg:y="10.727cm">
          <draw:text-box>
            <text:p text:style-name="P1"><text:span text:style-name="T1">TRS-IO</text:span></text:p>
          </draw:text-box>
        </draw:frame>
        <draw:frame draw:style-name="gr1" draw:text-style-name="P1" draw:layer="layout" svg:width="4.104cm" svg:height="4.104cm" svg:x="1.6cm" svg:y="6.721cm">
          <draw:image xlink:href="Pictures/100002010000020000000200E6FDCA9B.png" xlink:type="simple" xlink:show="embed" xlink:actuate="onLoad">
            <text:p/>
          </draw:image>
        </draw:frame>
        <draw:frame draw:style-name="gr5" draw:text-style-name="P4" draw:layer="layout" svg:width="4.663cm" svg:height="0.806cm" svg:x="1.243cm" svg:y="10.227cm">
          <draw:text-box>
            <text:p><text:span text:style-name="T1">TRS-80 Model 1/III</text:span></text:p>
          </draw:text-box>
        </draw:frame>
        <draw:frame draw:style-name="gr6" draw:text-style-name="P4" draw:layer="layout" svg:width="2.161cm" svg:height="0.806cm" svg:x="6.685cm" svg:y="9.264cm">
          <draw:text-box>
            <text:p text:style-name="P1"><text:span text:style-name="T1">I/O Bus</text:span></text:p>
          </draw:text-box>
        </draw:frame>
        <draw:frame draw:style-name="gr1" draw:text-style-name="P1" draw:layer="layout" svg:width="3.22cm" svg:height="3.22cm" svg:x="22.385cm" svg:y="7.106cm">
          <draw:image xlink:href="Pictures/100002010000040000000400F4AA992D.png" xlink:type="simple" xlink:show="embed" xlink:actuate="onLoad">
            <text:p/>
          </draw:image>
        </draw:frame>
        <draw:frame draw:style-name="gr7" draw:text-style-name="P1" draw:layer="layout" svg:width="3.081cm" svg:height="3.081cm" svg:x="22.374cm" svg:y="3.87cm">
          <draw:image xlink:href="Pictures/10000201000001000000010043264917.png" xlink:type="simple" xlink:show="embed" xlink:actuate="onLoad">
            <text:p/>
          </draw:image>
        </draw:frame>
        <draw:frame draw:style-name="gr7" draw:text-style-name="P1" draw:layer="layout" svg:width="3.809cm" svg:height="3.333cm" svg:x="9.721cm" svg:y="7.215cm">
          <draw:image xlink:href="Pictures/1000020100000709000006287CCF782D.png" xlink:type="simple" xlink:show="embed" xlink:actuate="onLoad">
            <text:p/>
          </draw:image>
        </draw:frame>
        <draw:line draw:style-name="gr8" draw:text-style-name="P1" draw:layer="layout" svg:x1="6.484cm" svg:y1="8.73cm" svg:x2="9.024cm" svg:y2="8.73cm">
          <text:p/>
        </draw:line>
        <draw:line draw:style-name="gr8" draw:text-style-name="P1" draw:layer="layout" svg:x1="14.071cm" svg:y1="8.73cm" svg:x2="16.611cm" svg:y2="8.73cm">
          <text:p/>
        </draw:line>
        <draw:line draw:style-name="gr8" draw:text-style-name="P1" draw:layer="layout" svg:x1="19.111cm" svg:y1="8.95cm" svg:x2="21.651cm" svg:y2="8.95cm">
          <text:p/>
        </draw:line>
        <draw:line draw:style-name="gr8" draw:text-style-name="P1" draw:layer="layout" svg:x1="19.148cm" svg:y1="7.737cm" svg:x2="21.52cm" svg:y2="6.174cm">
          <text:p/>
        </draw:line>
        <draw:line draw:style-name="gr8" draw:text-style-name="P1" draw:layer="layout" svg:x1="21.52cm" svg:y1="11.838cm" svg:x2="19.148cm" svg:y2="10.2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_20_concave" draw:display-name="Arrow concave" svg:viewBox="0 0 1131 1580" svg:d="M1013 1491l118 89-567-1580-564 1580 114-85 136-68 148-46 161-17 161 13 153 46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03cm" svg:stroke-color="#808080" draw:marker-start-width="0.508cm" draw:marker-start-center="false" draw:marker-end-width="0.508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no Puder</meta:initial-creator>
    <meta:creation-date>2017-07-21T14:53:29</meta:creation-date>
    <dc:date>2022-04-05T10:28:52.77</dc:date>
    <dc:creator>Arno Puder</dc:creator>
    <meta:editing-duration>PT12H44M17S</meta:editing-duration>
    <meta:editing-cycles>8</meta:editing-cycles>
    <meta:generator>OpenOffice/4.1.6$Win32 OpenOffice.org_project/416m1$Build-9790</meta:generator>
    <meta:document-statistic meta:object-count="15"/>
  </office:meta>
</office:document-meta>
</file>